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1" style:master-page-name="HTML"/>
    <style:style style:name="P2" style:family="paragraph" style:parent-style-name="Text_20_body">
      <style:paragraph-properties fo:margin-top="0in" fo:margin-bottom="0.1965in"/>
    </style:style>
    <style:style style:name="P3" style:family="paragraph" style:parent-style-name="Text_20_body" style:list-style-name="L2"/>
    <style:style style:name="P4" style:family="paragraph" style:parent-style-name="Text_20_body" style:list-style-name="L2">
      <style:paragraph-properties fo:margin-top="0in" fo:margin-bottom="0.1965in"/>
    </style:style>
    <style:style style:name="P5" style:family="paragraph" style:parent-style-name="Text_20_body" style:list-style-name="L3"/>
    <style:style style:name="P6" style:family="paragraph" style:parent-style-name="Text_20_body" style:list-style-name="L3">
      <style:paragraph-properties fo:margin-top="0in" fo:margin-bottom="0.1965in"/>
    </style:style>
    <style:style style:name="P7" style:family="paragraph" style:parent-style-name="Text_20_body" style:list-style-name="L4">
      <style:paragraph-properties fo:margin-top="0in" fo:margin-bottom="0.1965in"/>
    </style:style>
    <style:style style:name="P8" style:family="paragraph" style:parent-style-name="Text_20_body" style:list-style-name="L5"/>
    <style:style style:name="P9" style:family="paragraph" style:parent-style-name="Text_20_body" style:list-style-name="L5">
      <style:paragraph-properties fo:margin-top="0in" fo:margin-bottom="0.1965in"/>
    </style:style>
    <style:style style:name="T1" style:family="text">
      <style:text-properties fo:color="#ff0000"/>
    </style:style>
    <style:style style:name="T2" style:family="text">
      <style:text-properties fo:font-style="italic"/>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EJBCA with DB2 installation</text:h>
      <text:p text:style-name="P2">The purpose of this paper is a description of the installation of EJBCA with a DataBase Management System (DBMS) DB2.<text:line-break/>In version 3.5.1, EJBCA does not work natively with DB2. It is necessary to make changes to the configuration of the installation of EJBCA, JBOSS and DB2.<text:line-break/>The document describes how to install EJBCA 3.5.1 with the DBMS DB2 for Linux, UNIX, Windows version 9.1 Enterprise Edition.</text:p>
      <text:h text:style-name="Heading_20_1" text:outline-level="1">1. Prerequisites</text:h>
      <text:p text:style-name="P2">List of components and its versions required to install EJBCA with DB2 :</text:p>
      <text:list text:style-name="L2">
        <text:list-item>
          <text:p text:style-name="P3">JBOSS 4.2.1 </text:p>
        </text:list-item>
        <text:list-item>
          <text:p text:style-name="P3">EJBCA 3.5.1 </text:p>
        </text:list-item>
        <text:list-item>
          <text:p text:style-name="P3">Sun Java JRE 5 </text:p>
        </text:list-item>
        <text:list-item>
          <text:p text:style-name="P4">DB2 for Linux, UNIX, Windows version 9.1 Enterprise Edition</text:p>
        </text:list-item>
      </text:list>
      <text:p text:style-name="P2"/>
      <text:h text:style-name="Heading_20_1" text:outline-level="1">2. DB2 configuration</text:h>
      <text:p text:style-name="P2">Before installing EJBCA, it is required to create :</text:p>
      <text:list text:style-name="L3">
        <text:list-item>
          <text:p text:style-name="P5">a DB2 database which name is "EJBCA" for instance </text:p>
        </text:list-item>
        <text:list-item>
          <text:p text:style-name="P5">a DB2 user EJBCA </text:p>
        </text:list-item>
        <text:list-item>
          <text:p text:style-name="P6">a scheme EJBCA in the database EJBCA</text:p>
        </text:list-item>
      </text:list>
      <text:p text:style-name="P2">The DB2 user is authorized to create object (tables, index, etc) in the scheme EJBCA.<text:line-break/>It is also required that the tablespaces hosting EJBCA user's objects have some features as described in the documentation of EJBCA.<text:line-break/>By default, the tablespaces created have a page size of 4Ko while to be compatible with the tables used by EJBCA, the tablespaces have to be created with a page size of 16Ko.<text:line-break/>As described in the documentation, the follow example show how to create a tablespace compatible with the tables of EJBCA :</text:p>
      <text:p text:style-name="Quotations">CREATE BUFFERPOOL "BP16K" SIZE 2500 <text:span text:style-name="T1">PAGESIZE 16384</text:span> NOT EXTENDED STORAGE;<text:line-break/>CONNECT RESET;<text:line-break/>CONNECT TO EJBCA;<text:line-break/>CREATE REGULAR TABLESPACE EJBCADB_DATA_01 IN DATABASE PARTITION<text:line-break/>GROUP IBMDEFAULTGROUP <text:span text:style-name="T1">PAGESIZE 16384</text:span> MANAGED BY DATABASE USING<text:line-break/>(FILE '/home/db2inst1/db2inst1/EJBCA/ejbcadb_data_01.dbf'512000) EXTENTSIZE 32<text:line-break/>PREFETCHSIZE 32 BUFFERPOOL BP16K OVERHEAD 7.500000<text:line-break/>TRANSFERRATE 0.060000 FILE SYSTEM CACHING DROPPED TABLE RECOVERY ON; </text:p>
      <text:h text:style-name="Heading_20_1" text:outline-level="1">3. EJBCA configuration </text:h>
      <text:p text:style-name="P2"><text:line-break/>For EJBCA works with DB2, it have to set the configuration of EJBCA to use DB2.<text:line-break/>To do that, look at the following procedure :<text:line-break/>1. go to this directory <text:span text:style-name="T2">$HOME_EJBCA/conf</text:span> ;<text:line-break/>2. Copy <text:span text:style-name="T2">ejbca.properties.sample</text:span> to <text:span text:style-name="T2">ejbca.properties ;</text:span><text:line-break/>3. Open <text:span text:style-name="T2">ejbca.properties </text:span>and customize it like this :</text:p>
      <text:p text:style-name="Quotations">datasource.jndi-name=EjbcaDS<text:line-break/><text:line-break/>datasource.jndi-name-prefix=java:/<text:line-break/><text:line-break/># Database name :<text:line-break/>database.name=db2<text:line-break/><text:line-break/># Type of database :<text:line-break/>datasource.mapping=DB2<text:line-break/><text:line-break/># URL of database to EJBCA :<text:line-break/>database.url=jdbc:db2://192.168.0.222:50000/ejbca<text:line-break/><text:line-break/># DB2 driver:<text:line-break/>database.driver=com.ibm.db2.jcc.DB2Driver<text:line-break/><text:line-break/># User and password to reach the database :<text:line-break/>database.username=ejbca<text:line-break/><text:line-break/>database.password=ejbca</text:p>
      <text:p text:style-name="P2"/>
      <text:h text:style-name="Heading_20_1" text:outline-level="1">4. JBOSS configuration </text:h>
      <text:p text:style-name="P2">The size of the constraints names have a limit of 18 characters in DB2, so it is required to unset the automatic naming of the constraints at the creation of the scheme by EJBCA under JBOSS. It is also required to increase the size limit columns of type BLOB to 200000 bytes in the creation of the schema by EJBCA under JBOSS. Indeed under DB2 the size limit  columns of type BLOB created is 2000 bytes hich is insufficient for storing data inserted by EJBCA.<text:line-break/><text:line-break/>To do those change, it is necessary to modify the file <text:span text:style-name="T2">$HOME_JBOSS/server/default/conf/standardjbosscmp-jdbc.xml</text:span> which describe the behavior of driver's database.<text:line-break/>The DB2 section have to be changed like this :</text:p>
      <text:p text:style-name="Quotations">...<text:line-break/>      &lt;type-mapping&gt;<text:line-break/>         &lt;name&gt;DB2&lt;/name&gt;<text:line-break/>         &lt;!--<text:line-break/>         | This type-mapping applies to DB2 V7.2 and V8.0<text:line-break/>         --&gt;<text:line-break/>         &lt;row-locking-template/&gt;<text:line-break/>         <text:span text:style-name="T1">&lt;pk-constraint-template&gt;PRIMARY KEY (?2)&lt;/pk-constraint-template&gt;</text:span><text:line-break/>         &lt;fk-constraint-template&gt;ALTER TABLE ?1 ADD CONSTRAINT ?2 FOREIGN KEY (?3) REFERENCES ?4 (?5)&lt;/fk-constraint-template&gt;<text:line-break/>         &lt;alias-header-prefix&gt;t&lt;/alias-header-prefix&gt;<text:line-break/>         &lt;alias-header-suffix&gt;_&lt;/alias-header-suffix&gt;<text:line-break/>         <text:span text:style-name="T1">&lt;alias-max-length&gt;18&lt;/alias-max-length&gt;</text:span><text:line-break/>         &lt;subquery-supported&gt;true&lt;/subquery-supported&gt;<text:line-break/>         &lt;true-mapping&gt;1&lt;/true-mapping&gt;<text:line-break/>         &lt;false-mapping&gt;0&lt;/false-mapping&gt;<text:line-break/>...<text:line-break/>        &lt;mapping&gt;<text:line-break/>            &lt;java-type&gt;java.lang.Object&lt;/java-type&gt;<text:line-break/>            &lt;jdbc-type&gt;VARBINARY&lt;/jdbc-type&gt;<text:line-break/>            <text:span text:style-name="T1">&lt;sql-type&gt;BLOB(200000)&lt;/sql-type&gt;</text:span><text:line-break/>         &lt;/mapping&gt;<text:line-break/>      &lt;/type-mapping&gt;</text:p>
      <text:p text:style-name="P2"/>
      <text:h text:style-name="Heading_20_1" text:outline-level="1">5. EJBCA installation</text:h>
      <text:list text:style-name="L4">
        <text:list-item>
          <text:p text:style-name="P7">Open a console in the directory <text:span text:style-name="T2">$HOME_EJBCA ;</text:span></text:p>
        </text:list-item>
      </text:list>
      <text:list text:style-name="L5">
        <text:list-item>
          <text:p text:style-name="P8">Typer <text:span text:style-name="T2">ant bootstrap</text:span>, it will compile everything and deploy it to JBoss ; </text:p>
        </text:list-item>
        <text:list-item>
          <text:p text:style-name="P8">In another console, launch JBOSS, by typing "<text:span text:style-name="T2">ant j2ee:run" </text:span>in  <text:span text:style-name="T2">$HOME_EJBCA</text:span> or "<text:span text:style-name="T2">$HOME_JBOSS/bin/run.sh"</text:span> ;</text:p>
        </text:list-item>
        <text:list-item>
          <text:p text:style-name="P8">In the first console, type <text:span text:style-name="T2">"ant install"</text:span>, it will generate an initial CA in EJBCA and the <text:span text:style-name="T2">superadmin</text:span> certificate in the DB2 database <text:span text:style-name="T2">;</text:span> </text:p>
        </text:list-item>
        <text:list-item>
          <text:p text:style-name="P8">In the other console, stop JBOSS (CTRL+C) ; </text:p>
        </text:list-item>
        <text:list-item>
          <text:p text:style-name="P8">Type "<text:span text:style-name="T2">ant deploy</text:span>" in the first console, his will deploy everything again and configure the servlet container with the keystore file of EJBCA ; </text:p>
        </text:list-item>
        <text:list-item>
          <text:p text:style-name="P8">Import the <text:span text:style-name="T2">superadmin</text:span> certificate from <text:span text:style-name="T2">EJBCA_HOME/p12/superadmin.p12</text:span> in your web browser ; </text:p>
        </text:list-item>
        <text:list-item>
          <text:p text:style-name="P8">Start JBoss again ; </text:p>
        </text:list-item>
        <text:list-item>
          <text:p text:style-name="P9">Go to <text:span text:style-name="T2">https://localhost:8443/ejbca/</text:span> to access the admin-GUI, or <text:span text:style-name="T2">http://localhost:8080/ejbca</text:span> for the public pages.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Verdana" fo:font-size="10pt" style:font-name-asian="Verdana" style:font-size-asian="10pt" style:font-name-complex="Verdana" style:font-size-complex="10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7-10-25T06:19:53</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3" meta:paragraph-count="31" meta:word-count="723" meta:character-count="4764"/>
  </office:meta>
</office:document-meta>
</file>